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opacity="50%" draw:textarea-horizontal-align="justify" draw:textarea-vertical-align="middle" draw:auto-grow-height="false" fo:min-height="0.512cm" fo:min-width="11.946cm"/>
    </style:style>
    <style:style style:name="gr2" style:family="graphic" style:parent-style-name="standard">
      <style:graphic-properties draw:fill="solid" draw:fill-color="#99ff99" draw:textarea-horizontal-align="justify" draw:textarea-vertical-align="bottom" draw:auto-grow-height="false" fo:min-height="3.306cm" fo:min-width="13.47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02cm" fo:min-width="13.4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82cm"/>
    </style:style>
    <style:style style:name="gr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639cm" fo:min-width="5.85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66ccff" draw:textarea-horizontal-align="justify" draw:textarea-vertical-align="middle" draw:auto-grow-height="false" fo:min-height="0.639cm" fo:min-width="2.675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8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0.395cm" fo:min-width="1.17cm"/>
    </style:style>
    <style:style style:name="gr9" style:family="graphic" style:parent-style-name="objectwithoutfill">
      <style:graphic-properties draw:marker-end="Arrow" draw:marker-end-width="0.152cm" draw:fill="none" draw:textarea-vertical-align="middle"/>
    </style:style>
    <style:style style:name="gr10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0.395cm" fo:min-width="1.386cm"/>
    </style:style>
    <style:style style:name="gr11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39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83cm"/>
    </style:style>
    <style:style style:name="gr16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31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0.512cm" fo:min-width="8.898cm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0.512cm" fo:min-width="5.596cm"/>
    </style:style>
    <style:style style:name="gr20" style:family="graphic" style:parent-style-name="standard">
      <style:graphic-properties draw:fill-color="#ff9999" draw:textarea-horizontal-align="justify" draw:textarea-vertical-align="middle" draw:auto-grow-height="false" fo:min-height="0.512cm" fo:min-width="3.3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891cm"/>
    </style:style>
    <style:style style:name="gr22" style:family="graphic" style:parent-style-name="standard">
      <style:graphic-properties draw:fill-color="#ffcc99" draw:opacity="100%" draw:textarea-horizontal-align="justify" draw:textarea-vertical-align="middle" draw:auto-grow-height="false" fo:min-height="1.02cm" fo:min-width="13.47cm"/>
    </style:style>
    <style:style style:name="P1" style:family="paragraph">
      <style:paragraph-properties fo:margin-top="0.152cm" fo:margin-bottom="0.051cm" fo:text-align="center"/>
    </style:style>
    <style:style style:name="P2" style:family="paragraph">
      <loext:graphic-properties draw:fill-color="#ffcc99" draw:opacity="50%"/>
      <style:paragraph-properties fo:margin-top="0.152cm" fo:margin-bottom="0.051cm" fo:text-align="center"/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loext:graphic-properties draw:fill="solid" draw:fill-color="#99ff99"/>
      <style:paragraph-properties fo:text-align="end"/>
    </style:style>
    <style:style style:name="P5" style:family="paragraph">
      <style:paragraph-properties fo:text-align="center"/>
    </style:style>
    <style:style style:name="P6" style:family="paragraph">
      <loext:graphic-properties draw:fill-color="#ffff99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solid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Noto Sans CJK JP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solid" draw:fill-color="#66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Noto Sans CJK JP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text-properties fo:font-size="14pt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solid" draw:fill-color="#eeeeee"/>
      <style:paragraph-properties fo:margin-top="0cm" fo:margin-bottom="0cm"/>
      <style:text-properties fo:font-size="10pt"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cm" fo:margin-bottom="0cm" fo:text-align="center"/>
    </style:style>
    <style:style style:name="P17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-color="#eeeeee"/>
      <style:paragraph-properties fo:text-align="start"/>
      <style:text-properties style:font-name="Liberation Mono1" fo:font-size="14pt" style:font-size-asian="14pt" style:font-size-complex="14pt"/>
    </style:style>
    <style:style style:name="P21" style:family="paragraph">
      <loext:graphic-properties draw:fill-color="#ff9999"/>
      <style:paragraph-properties fo:text-align="start"/>
      <style:text-properties style:font-name="Liberation Mono1" fo:font-size="14pt" style:font-size-asian="14pt" style:font-size-complex="14pt"/>
    </style:style>
    <style:style style:name="P22" style:family="paragraph">
      <loext:graphic-properties draw:fill-color="#ffcc99" draw:opacity="100%"/>
      <style:paragraph-properties fo:margin-top="0.152cm" fo:margin-bottom="0.051cm"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Noto Sans CJK JP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/>
    </style:style>
    <style:style style:name="T4" style:family="text">
      <style:text-properties fo:font-size="10pt" style:font-size-asian="12pt" style:font-size-complex="12pt"/>
    </style:style>
    <style:style style:name="T5" style:family="text">
      <style:text-properties style:font-name="Liberation Mono1"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446cm" svg:height="0.762cm" svg:x="0.762cm" svg:y="9.525cm">
          <text:p text:style-name="P1"><text:span text:style-name="T1"><text:s text:c="7"/></text:span><text:span text:style-name="T1">5. optional: conflict resolu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measurelines" svg:width="13.97cm" svg:height="3.556cm" svg:x="0cm" svg:y="2.032cm">
          <text:p text:style-name="P3">Inuit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3.97cm" svg:height="1.27cm" svg:x="0cm" svg:y="0cm">
          <text:p text:style-name="P5">User-code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682cm" svg:height="0.806cm" svg:x="0cm" svg:y="2.54cm">
          <draw:text-box>
            <text:p><text:span text:style-name="T1">1. regions</text:span></text:p>
          </draw:text-box>
        </draw:frame>
        <draw:custom-shape draw:style-name="gr5" draw:text-style-name="P9" draw:layer="layout" svg:width="6.35cm" svg:height="0.889cm" svg:x="4.872cm" svg:y="2.413cm">
          <text:p text:style-name="P8"><text:span text:style-name="T2">16 char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3.175cm" svg:height="0.889cm" svg:x="7.92cm" svg:y="2.413cm">
          <text:p text:style-name="P10"><text:span text:style-name="T2">5 chars</text:span></text:p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4.953cm" svg:height="1.361cm" svg:x="0cm" svg:y="3.556cm">
          <draw:text-box>
            <text:p><text:span text:style-name="T3">2. abstract positions</text:span></text:p>
          </draw:text-box>
        </draw:frame>
        <draw:frame draw:style-name="gr8" draw:text-style-name="P14" draw:layer="layout" svg:width="1.67cm" svg:height="0.645cm" svg:x="4.872cm" svg:y="3.593cm">
          <draw:text-box>
            <text:p text:style-name="P13"><text:span text:style-name="T4">root.left</text:span></text:p>
          </draw:text-box>
        </draw:frame>
        <draw:line draw:style-name="gr9" draw:text-style-name="P15" draw:layer="layout" svg:x1="4.872cm" svg:y1="4.949cm" svg:x2="4.872cm" svg:y2="3.302cm">
          <text:p/>
        </draw:line>
        <draw:frame draw:style-name="gr10" draw:text-style-name="P14" draw:layer="layout" svg:width="1.886cm" svg:height="0.645cm" svg:x="11.222cm" svg:y="3.593cm">
          <draw:text-box>
            <text:p text:style-name="P13"><text:span text:style-name="T4">root.right</text:span></text:p>
          </draw:text-box>
        </draw:frame>
        <draw:line draw:style-name="gr9" draw:text-style-name="P15" draw:layer="layout" svg:x1="11.222cm" svg:y1="4.949cm" svg:x2="11.222cm" svg:y2="3.302cm">
          <text:p/>
        </draw:line>
        <draw:frame draw:style-name="gr11" draw:text-style-name="P14" draw:layer="layout" svg:width="3.175cm" svg:height="0.645cm" svg:x="7.92cm" svg:y="3.593cm">
          <draw:text-box>
            <text:p text:style-name="P16"><text:span text:style-name="T4">time.left <text:s text:c="3"/>...right</text:span></text:p>
          </draw:text-box>
        </draw:frame>
        <draw:line draw:style-name="gr9" draw:text-style-name="P15" draw:layer="layout" svg:x1="11.095cm" svg:y1="4.949cm" svg:x2="11.095cm" svg:y2="3.302cm">
          <text:p/>
        </draw:line>
        <draw:line draw:style-name="gr9" draw:text-style-name="P15" draw:layer="measurelines" svg:x1="7.919cm" svg:y1="4.953cm" svg:x2="7.919cm" svg:y2="3.306cm">
          <text:p/>
        </draw:line>
        <draw:frame draw:style-name="gr12" draw:text-style-name="P12" draw:layer="measurelines" svg:width="4.952cm" svg:height="0.904cm" svg:x="0.001cm" svg:y="4.557cm">
          <draw:text-box>
            <text:p><text:span text:style-name="T3">3. physical positions</text:span></text:p>
          </draw:text-box>
        </draw:frame>
        <draw:frame draw:style-name="gr13" draw:text-style-name="P17" draw:layer="measurelines" svg:width="0.798cm" svg:height="0.81cm" svg:x="4.709cm" svg:y="4.524cm">
          <draw:text-box>
            <text:p><text:span text:style-name="T5">0</text:span></text:p>
          </draw:text-box>
        </draw:frame>
        <draw:frame draw:style-name="gr13" draw:text-style-name="P17" draw:layer="measurelines" svg:width="1.127cm" svg:height="0.81cm" svg:x="7.809cm" svg:y="4.524cm">
          <draw:text-box>
            <text:p><text:span text:style-name="T5">16</text:span></text:p>
          </draw:text-box>
        </draw:frame>
        <draw:frame draw:style-name="gr13" draw:text-style-name="P17" draw:layer="measurelines" svg:width="1.127cm" svg:height="0.81cm" svg:x="11.11cm" svg:y="4.524cm">
          <draw:text-box>
            <text:p><text:span text:style-name="T5">21</text:span></text:p>
          </draw:text-box>
        </draw:frame>
        <draw:line draw:style-name="gr14" draw:text-style-name="P15" draw:layer="measurelines" svg:x1="5.545cm" svg:y1="1.27cm" svg:x2="5.545cm" svg:y2="2.032cm">
          <text:p/>
        </draw:line>
        <draw:frame draw:style-name="gr15" draw:text-style-name="P19" draw:layer="measurelines" svg:width="2.983cm" svg:height="0.725cm" svg:x="5.772cm" svg:y="1.307cm">
          <draw:text-box>
            <text:p text:style-name="P18"><text:span text:style-name="T6">Frontend API</text:span></text:p>
          </draw:text-box>
        </draw:frame>
        <draw:line draw:style-name="gr16" draw:text-style-name="P15" draw:layer="measurelines" svg:x1="3.77cm" svg:y1="5.57cm" svg:x2="3.81cm" svg:y2="10.287cm">
          <text:p/>
        </draw:line>
        <draw:frame draw:style-name="gr17" draw:text-style-name="P19" draw:layer="measurelines" svg:width="2.631cm" svg:height="0.725cm" svg:x="3.997cm" svg:y="5.607cm">
          <draw:text-box>
            <text:p text:style-name="P18"><text:span text:style-name="T6">4. Patches:</text:span></text:p>
          </draw:text-box>
        </draw:frame>
        <draw:custom-shape draw:style-name="gr18" draw:text-style-name="P20" draw:layer="measurelines" svg:width="9.398cm" svg:height="0.762cm" svg:x="4.191cm" svg:y="6.35cm">
          <text:p text:style-name="P18"><text:span text:style-name="T5">insert 0 16 “Current time is “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measurelines" svg:width="6.096cm" svg:height="0.762cm" svg:x="4.199cm" svg:y="8.636cm">
          <text:p text:style-name="P18"><text:span text:style-name="T5">insert 16 5 “12:00“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measurelines" svg:width="3.81cm" svg:height="0.762cm" svg:x="4.191cm" svg:y="7.747cm">
          <text:p text:style-name="P18"><text:span text:style-name="T5">remove 16 5</text:span></text:p>
          <draw:enhanced-geometry svg:viewBox="0 0 21600 21600" draw:type="rectangle" draw:enhanced-path="M 0 0 L 21600 0 21600 21600 0 21600 0 0 Z N"/>
        </draw:custom-shape>
        <draw:frame draw:style-name="gr21" draw:text-style-name="P17" draw:layer="measurelines" svg:width="1.391cm" svg:height="0.81cm" svg:x="4.191cm" svg:y="6.937cm">
          <draw:text-box>
            <text:p><text:span text:style-name="T5">...</text:span></text:p>
          </draw:text-box>
        </draw:frame>
        <draw:custom-shape draw:style-name="gr22" draw:text-style-name="P22" draw:layer="measurelines" svg:width="13.97cm" svg:height="1.27cm" svg:x="0cm" svg:y="10.287cm">
          <text:p text:style-name="P1">Backen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11.5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4T17:09:17.676866672</meta:creation-date>
    <dc:date>2016-09-15T11:02:27.991599912</dc:date>
    <meta:editing-duration>PT11M41S</meta:editing-duration>
    <meta:editing-cycles>6</meta:editing-cycles>
    <meta:generator>LibreOffice/5.2.1.2$Linux_X86_64 LibreOffice_project/20m0$Build-2</meta:generator>
    <meta:document-statistic meta:object-count="27"/>
  </office:meta>
</office:document-meta>
</file>